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fo:font-weight="normal" officeooo:rsid="0be58da5" officeooo:paragraph-rsid="0012b9ef" style:font-weight-asian="normal" style:font-weight-complex="normal"/>
    </style:style>
    <style:style style:name="P2" style:family="paragraph" style:parent-style-name="Text_20_body">
      <style:text-properties fo:language="de" fo:country="DE" fo:font-weight="normal" officeooo:rsid="0d551238" officeooo:paragraph-rsid="0012b9ef" style:font-weight-asian="normal" style:font-weight-complex="normal"/>
    </style:style>
    <style:style style:name="P3" style:family="paragraph" style:parent-style-name="Text_20_body">
      <style:text-properties officeooo:rsid="07511c63" officeooo:paragraph-rsid="0012b9ef"/>
    </style:style>
    <style:style style:name="P4" style:family="paragraph" style:parent-style-name="Text_20_body">
      <style:text-properties officeooo:rsid="07573ed6" officeooo:paragraph-rsid="0012b9ef"/>
    </style:style>
    <style:style style:name="P5" style:family="paragraph" style:parent-style-name="Text_20_body">
      <style:text-properties officeooo:rsid="075ce452" officeooo:paragraph-rsid="0012b9ef"/>
    </style:style>
    <style:style style:name="P6" style:family="paragraph" style:parent-style-name="Text_20_body">
      <style:text-properties officeooo:rsid="092a87f5" officeooo:paragraph-rsid="0012b9ef"/>
    </style:style>
    <style:style style:name="P7" style:family="paragraph" style:parent-style-name="Text_20_body">
      <style:text-properties fo:font-weight="normal" officeooo:rsid="06da7e07" officeooo:paragraph-rsid="0012b9ef" style:font-weight-asian="normal" style:font-weight-complex="normal"/>
    </style:style>
    <style:style style:name="P8" style:family="paragraph" style:parent-style-name="Text_20_body">
      <style:text-properties fo:font-weight="normal" officeooo:rsid="0be58da5" officeooo:paragraph-rsid="0012b9ef" style:font-weight-asian="normal" style:font-weight-complex="normal"/>
    </style:style>
    <style:style style:name="P9" style:family="paragraph" style:parent-style-name="Text_20_body">
      <style:text-properties fo:font-weight="normal" officeooo:rsid="039de161" officeooo:paragraph-rsid="0012b9ef" style:font-weight-asian="normal" style:font-weight-complex="normal"/>
    </style:style>
    <style:style style:name="P10" style:family="paragraph" style:parent-style-name="Text_20_body">
      <style:text-properties officeooo:paragraph-rsid="0012b9ef"/>
    </style:style>
    <style:style style:name="P11" style:family="paragraph" style:parent-style-name="Text_20_body">
      <style:text-properties officeooo:rsid="07511c63" officeooo:paragraph-rsid="0012b9ef"/>
    </style:style>
    <style:style style:name="P12" style:family="paragraph" style:parent-style-name="Heading_20_1">
      <style:text-properties fo:language="de" fo:country="DE" fo:font-weight="normal" officeooo:rsid="04224812" officeooo:paragraph-rsid="0012b9ef" style:font-weight-asian="normal" style:font-weight-complex="normal"/>
    </style:style>
    <style:style style:name="T1" style:family="text">
      <style:text-properties officeooo:rsid="07d7ffbb"/>
    </style:style>
    <style:style style:name="T2" style:family="text">
      <style:text-properties officeooo:rsid="075ce452"/>
    </style:style>
    <style:style style:name="T3" style:family="text">
      <style:text-properties officeooo:rsid="079d2d35"/>
    </style:style>
    <style:style style:name="T4" style:family="text">
      <style:text-properties officeooo:rsid="07a11cea"/>
    </style:style>
    <style:style style:name="T5" style:family="text">
      <style:text-properties officeooo:rsid="07b28ebd"/>
    </style:style>
    <style:style style:name="T6" style:family="text">
      <style:text-properties officeooo:rsid="07b44ac7"/>
    </style:style>
    <style:style style:name="T7" style:family="text">
      <style:text-properties officeooo:rsid="0874ee1d"/>
    </style:style>
    <style:style style:name="T8" style:family="text">
      <style:text-properties fo:language="de" fo:country="DE"/>
    </style:style>
    <style:style style:name="T9" style:family="text">
      <style:text-properties fo:language="de" fo:country="DE" officeooo:rsid="05d5c713"/>
    </style:style>
    <style:style style:name="T10" style:family="text">
      <style:text-properties fo:language="de" fo:country="DE" officeooo:rsid="01afaab1"/>
    </style:style>
    <style:style style:name="T11" style:family="text">
      <style:text-properties fo:language="de" fo:country="DE" officeooo:rsid="05e2d028"/>
    </style:style>
    <style:style style:name="T12" style:family="text">
      <style:text-properties fo:language="de" fo:country="DE" officeooo:rsid="0a04f6a8"/>
    </style:style>
    <style:style style:name="T13" style:family="text">
      <style:text-properties fo:language="de" fo:country="DE" officeooo:rsid="0a03c512"/>
    </style:style>
    <style:style style:name="T14" style:family="text">
      <style:text-properties fo:language="de" fo:country="DE" officeooo:rsid="0a54ecd5"/>
    </style:style>
    <style:style style:name="T15" style:family="text">
      <style:text-properties fo:language="de" fo:country="DE" officeooo:rsid="0a620338"/>
    </style:style>
    <style:style style:name="T16" style:family="text">
      <style:text-properties fo:language="de" fo:country="DE" officeooo:rsid="022b3ecc"/>
    </style:style>
    <style:style style:name="T17" style:family="text">
      <style:text-properties fo:language="de" fo:country="DE" officeooo:rsid="072bb7d1"/>
    </style:style>
    <style:style style:name="T18" style:family="text">
      <style:text-properties fo:language="de" fo:country="DE" officeooo:rsid="03a039d4"/>
    </style:style>
    <style:style style:name="T19" style:family="text">
      <style:text-properties fo:language="de" fo:country="DE" officeooo:rsid="0c5a4be5"/>
    </style:style>
    <style:style style:name="T20" style:family="text">
      <style:text-properties fo:language="de" fo:country="DE" officeooo:rsid="0c79050b"/>
    </style:style>
    <style:style style:name="T21" style:family="text">
      <style:text-properties fo:language="de" fo:country="DE" officeooo:rsid="0c7a3e46"/>
    </style:style>
    <style:style style:name="T22" style:family="text">
      <style:text-properties officeooo:rsid="098905a4"/>
    </style:style>
    <style:style style:name="T23" style:family="text">
      <style:text-properties officeooo:rsid="099a8628"/>
    </style:style>
    <style:style style:name="T24" style:family="text">
      <style:text-properties officeooo:rsid="0e63becc"/>
    </style:style>
    <style:style style:name="T25" style:family="text">
      <style:text-properties officeooo:rsid="001be1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dos </text:p>
      <text:p text:style-name="P3">- <text:span text:style-name="T1">Geschweifte Klammern im Programmcode immer gleich?</text:span></text:p>
      <text:p text:style-name="P4">- Mehr Merksätze <text:span text:style-name="T25">WICHTIG</text:span></text:p>
      <text:p text:style-name="P4">- <text:span text:style-name="T2">Testgetrieben immer groß/klein schreiben?</text:span></text:p>
      <text:p text:style-name="P5">- <text:span text:style-name="T4">Doppelte Leerzeichen suchen? Komische Pfeile suchen</text:span></text:p>
      <text:p text:style-name="P5">- <text:span text:style-name="T6">Kapitel-Verweise alle kursiv?</text:span></text:p>
      <text:p text:style-name="P5">- <text:span text:style-name="T9">Todo pHPunit überall gleich geschrieben?</text:span></text:p>
      <text:p text:style-name="P6">- <text:span text:style-name="T22">var/www/html löschen und joomla mit / beginnen</text:span></text:p>
      <text:p text:style-name="P6">- <text:span text:style-name="T24">alle Bilder druchgucken wegen beschriftung</text:span></text:p>
      <text:p text:style-name="P6">- <text:span text:style-name="T10"><text:s/></text:span><text:span text:style-name="T11">todo Assert Methode überall gleich geschrieben?</text:span></text:p>
      <text:p text:style-name="P6"><text:span text:style-name="T11">- </text:span><text:span text:style-name="T12">wichtige merksätze mit </text:span><text:span text:style-name="T13">HALTEN WIR ALSO FEST:</text:span></text:p>
      <text:p text:style-name="P10"><text:span text:style-name="T13">- </text:span><text:span text:style-name="T14">methode und funktion immer richtig verwendet </text:span><text:span text:style-name="T15">(Methoden gehören immer zu einer Klasse, )</text:span><text:span text:style-name="T14">?</text:span></text:p>
      <text:p text:style-name="P10"><text:span text:style-name="T14">-</text:span><text:span text:style-name="T16">(todo Fixture überall gleich geschrieben?)</text:span></text:p>
      <text:p text:style-name="P7"><text:span text:style-name="T16">- </text:span><text:span text:style-name="T17">Backend Administrationsbereich?</text:span><text:span text:style-name="T16">)</text:span></text:p>
      <text:p text:style-name="P8"><text:span text:style-name="T16">B</text:span><text:span text:style-name="T8">indestriche vereinheitlichen</text:span></text:p>
      <text:p text:style-name="P1"/>
      <text:p text:style-name="P9"><text:span text:style-name="T18">(Todo </text:span><text:span text:style-name="T19">Joommla </text:span><text:span text:style-name="T18">Ändern auf Installation mit Sprache nachinstallieren im letzten Schritt)</text:span></text:p>
      <text:p text:style-name="P9"><text:span text:style-name="T18">- </text:span><text:span text:style-name="T20">Todo Fragen und wichtige </text:span><text:span text:style-name="T21">Merksätze</text:span></text:p>
      <text:p text:style-name="P2"/>
      <text:h text:style-name="P1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 text:number-lines="false" text:line-number="0">
        <style:tab-stops/>
      </style:paragraph-properties>
      <style:text-properties style:font-name="Verdana" fo:font-family="Verdana" style:font-family-generic="swiss" style:font-pitch="variable" fo:font-size="18pt" fo:font-weight="bold" style:font-size-asian="15.6999998092651pt" style:font-weight-asian="bold" style:font-size-complex="18pt" style:font-weight-complex="6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00:16:20.193970419</meta:creation-date>
    <dc:date>2017-04-23T23:26:44.383955180</dc:date>
    <meta:editing-duration>PT15M21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04" meta:character-count="757" meta:non-whitespace-character-count="668"/>
  </office:meta>
</office:document-meta>
</file>